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No_20_Spacing">
      <style:paragraph-properties fo:line-height="100%"/>
    </style:style>
    <style:style style:name="P5" style:family="paragraph" style:parent-style-name="Standard">
      <style:text-properties fo:font-size="12pt" fo:language="ru" fo:country="RU" style:font-size-asian="12pt" style:font-size-complex="12pt"/>
    </style:style>
    <style:style style:name="P6" style:family="paragraph" style:parent-style-name="Standard">
      <style:text-properties fo:font-size="12pt" fo:language="ru" fo:country="RU" style:text-underline-style="solid" style:text-underline-width="auto" style:text-underline-color="font-color" fo:font-weight="bold" style:font-size-asian="12pt" style:language-asian="uk" style:country-asian="UA" style:font-weight-asian="bold" style:font-name-complex="Times New Roman" style:font-size-complex="12pt"/>
    </style:style>
    <style:style style:name="P7" style:family="paragraph" style:parent-style-name="Standard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paragraph-rsid="000ab376" style:font-size-asian="12pt" style:font-size-complex="12pt"/>
    </style:style>
    <style:style style:name="P11" style:family="paragraph" style:parent-style-name="Standard">
      <style:text-properties style:font-name="Liberation Serif" fo:font-size="12pt" fo:language="ru" fo:country="RU" officeooo:paragraph-rsid="000ab376" style:font-size-asian="12pt" style:font-size-complex="12pt"/>
    </style:style>
    <style:style style:name="P12" style:family="paragraph" style:parent-style-name="Standard">
      <style:text-properties style:font-name="Liberation Serif" fo:font-size="12pt" fo:language="ru" fo:country="RU" fo:font-weight="bold" officeooo:paragraph-rsid="000ab376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officeooo:paragraph-rsid="000ab376" style:font-size-asian="12pt" style:font-size-complex="12pt"/>
    </style:style>
    <style:style style:name="P14" style:family="paragraph" style:parent-style-name="Standard">
      <style:text-properties officeooo:paragraph-rsid="000ab376"/>
    </style:style>
    <style:style style:name="P15" style:family="paragraph" style:parent-style-name="Standard" style:master-page-name="Standard">
      <style:paragraph-properties style:page-number="auto"/>
      <style:text-properties officeooo:paragraph-rsid="000ab376"/>
    </style:style>
    <style:style style:name="P16" style:family="paragraph" style:parent-style-name="No_20_Spacing">
      <style:paragraph-properties fo:line-height="100%"/>
      <style:text-properties officeooo:paragraph-rsid="000ab376"/>
    </style:style>
    <style:style style:name="P17" style:family="paragraph" style:parent-style-name="No_20_Spacing">
      <style:text-properties officeooo:paragraph-rsid="000ab376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language-asian="uk" style:country-asian="UA" style:font-name-complex="Times New Roman" style:font-size-complex="12pt"/>
    </style:style>
    <style:style style:name="T3" style:family="text">
      <style:text-properties fo:font-size="12pt" fo:language="ru" fo:country="RU" style:text-underline-style="solid" style:text-underline-width="auto" style:text-underline-color="font-color" fo:font-weight="bold" style:font-size-asian="12pt" style:language-asian="uk" style:country-asian="UA" style:font-weight-asian="bold" style:font-name-complex="Times New Roman" style:font-size-complex="12pt"/>
    </style:style>
    <style:style style:name="T4" style:family="text">
      <style:text-properties fo:font-size="12pt" fo:language="ru" fo:country="RU" fo:font-weight="bold" style:font-size-asian="12pt" style:language-asian="uk" style:country-asian="UA" style:font-weight-asian="bold" style:font-name-complex="Times New Roman" style:font-size-complex="12pt"/>
    </style:style>
    <style:style style:name="T5" style:family="text">
      <style:text-properties fo:font-size="12pt" fo:language="ru" fo:country="RU" fo:font-weight="bold" style:font-size-asian="12pt" style:language-asian="uk" style:country-asian="UA" style:font-weight-asian="bold" style:font-name-complex="Times New Roman" style:font-size-complex="12pt" style:font-weight-complex="bold"/>
    </style:style>
    <style:style style:name="T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ru" fo:country="RU" fo:font-weight="normal" style:font-size-asian="12pt" style:language-asian="uk" style:country-asian="UA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ru" fo:country="RU" fo:font-style="normal" fo:font-weight="normal" style:font-size-asian="12pt" style:language-asian="uk" style:country-asian="UA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fo:language="ru" fo:country="RU" style:text-underline-style="solid" style:text-underline-width="auto" style:text-underline-color="font-color" fo:font-weight="bold" style:language-asian="uk" style:country-asian="UA" style:font-weight-asian="bold" style:font-name-complex="Times New Roman" style:font-weight-complex="bold"/>
    </style:style>
    <style:style style:name="T16" style:family="text">
      <style:text-properties fo:language="ru" fo:country="RU" style:text-underline-style="solid" style:text-underline-width="auto" style:text-underline-color="font-color" fo:font-weight="normal" style:language-asian="uk" style:country-asian="UA" style:font-weight-asian="normal" style:font-name-complex="Times New Roman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Игорь Сахно</text:span></text:p>
      <text:p text:style-name="P14"><text:span text:style-name="T1">Чернигов, Украина</text:span></text:p>
      <text:p text:style-name="P14"><text:span text:style-name="T1">Дата рождения: 22.06.1988</text:span></text:p>
      <text:p text:style-name="P14"><text:span text:style-name="T1">Телефон: 067 460 12 12</text:span></text:p>
      <text:p text:style-name="P14"><text:span text:style-name="T1">Email: sahno.ihor@gmail.com</text:span></text:p>
      <text:p text:style-name="P14"><text:span text:style-name="T1">Skype: <text:s/>ihor.sakhno</text:span></text:p>
      <text:p text:style-name="P11"/>
      <text:p text:style-name="P14"><text:span text:style-name="T3">Образование:</text:span><text:span text:style-name="T2"><text:line-break/></text:span><text:span text:style-name="T4">2005-2010:</text:span><text:span text:style-name="T2"> Черниговский национальный педагогический университет им. Т.Г.Шевченко, физико-математический факультет, специальность – учитель физики, астрономии, информатики.</text:span></text:p>
      <text:p text:style-name="P16"><text:span text:style-name="T4">2010-2012:</text:span><text:span text:style-name="T2"> Кременчугский национальный университет, им. М. Остроградского, <text:s/>факультет компьютерных и информационных систем, специальность - инженер компьютерных систем.</text:span></text:p>
      <text:p text:style-name="P12"/>
      <text:p text:style-name="P14"><text:span text:style-name="T3">Опыт работы:</text:span></text:p>
      <text:p text:style-name="P14"><text:span text:style-name="T8">10.2017 – </text:span><text:span text:style-name="T6">: </text:span><text:span text:style-name="T8">NeoCom (Network Administrator)</text:span></text:p>
      <text:p text:style-name="P14"><text:span text:style-name="T6">Обязанности: </text:span><text:span text:style-name="T8">Выявление и устранение сбоев в роботе сети оператора, настройка сетевого оборудования, настройка подключений абонентов к сети оператора, диагностика сети, тестирование нового оборудования.</text:span></text:p>
      <text:p text:style-name="P14"><text:span text:style-name="T6">Технологии:</text:span></text:p>
      <text:p text:style-name="P14"><text:span text:style-name="T12">Operating systems: Windows (Windows Server 2008R2), Linux (Redhat, Centos, Debian, Ubuntu, )<text:line-break/>Hardware platform: Cisco, Huawei, Link-Sys, Edge-Core, D-Link, Extreme, Brocade, BD-COM olt, DELL servers, Ubiquiti and Cambium wireless hardware<text:line-break/>Virtualization technologies:VMware: ESXi<text:line-break/>Container: Docker <text:line-break/>Monitoring systems: Nagios<text:line-break/>Networking: 802.3 Ethernet, EPON, GPON, STP, 802.1Q, VLAN, ACL, SNMP, DNS, DHCP, AirMax, 802.11.</text:span></text:p>
      <text:p text:style-name="P14"><text:span text:style-name="T12"/></text:p>
      <text:p text:style-name="P14"><text:span text:style-name="T8">04.2015 – 10.2017: </text:span><text:span text:style-name="T6">Transparen</text:span><text:span text:style-name="T8"> (</text:span><text:span text:style-name="Выделение_20_жирным"><text:span text:style-name="T7">Technical Support Administrator</text:span></text:span><text:span text:style-name="T8">)</text:span></text:p>
      <text:p text:style-name="P14"><text:span text:style-name="T6">Обязанности: </text:span><text:span text:style-name="T8">Удаленная техническая поддержка и мониторинг инфранструктуры датацентра, <text:s/>ESXi хостов (vCenter) и виртуальных машин клиентов, решение возникших проблем и запросов от клиентов, выполнение патчингов и деплоев, обслуживани и апгрейд виртуальных машин.</text:span></text:p>
      <text:p text:style-name="P14"><text:span text:style-name="T6">Технологии:</text:span></text:p>
      <text:p text:style-name="P14"><text:span text:style-name="T13">Operating systems: Windows Server (2003, 2008R2, 2012), Linux (Redhat, Fedora, Centos, Debian, Ubuntu, )<text:line-break/>Hardware platform: F5 Big-IP, Cisco, HP, D-Link switches, NetApp <text:line-break/>Virtualization technologies:VMware: ESXi 5 - 5.5, vCenter, Workstation, KVM <text:line-break/>Cloud: AWS</text:span></text:p>
      <text:p text:style-name="P14"><text:span text:style-name="T13">Automation platform: Ansible<text:line-break/>Version control: Git<text:line-break/>Monitoring systems: Nagios, Zabbix, groundwork <text:line-break/>Networking: LANs, WANs, OSI Model,TCP/IP, DNS, DHCP, SIP, FTP, SSH, vswitch, dvswitch</text:span></text:p>
      <text:p text:style-name="P11"/>
      <text:p text:style-name="P14"><text:span text:style-name="T8">12.2014-05.2015:</text:span><text:span text:style-name="T9"> </text:span><text:span text:style-name="Выделение_20_жирным"><text:span text:style-name="T11">UaProm</text:span></text:span><text:span text:style-name="Выделение_20_жирным"><text:span text:style-name="T9"> </text:span></text:span><text:span text:style-name="Выделение_20_жирным"><text:span text:style-name="T10">(Системный администратор)</text:span></text:span></text:p>
      <text:p text:style-name="P13"><text:span text:style-name="T15">Обязанности: </text:span><text:span text:style-name="T16"><text:s/>Поддержка существующей инфраструктуры и конечных пользователей, настройка робочих мест и телефонии.</text:span></text:p>
      <text:p text:style-name="P13"><text:span text:style-name="T16"/></text:p>
      <text:p text:style-name="P17"><text:bookmark text:name="_GoBack"/><text:span text:style-name="T7">08.2012-12.2014: </text:span><text:span text:style-name="T5">ФАСП</text:span><text:span text:style-name="T2"> (</text:span><text:span text:style-name="T7">Системный администратор</text:span><text:span text:style-name="T2">)</text:span></text:p>
      <text:p text:style-name="P14"><text:span text:style-name="T6">Обязанности: </text:span><text:span text:style-name="T8">Установка, настройка и оптимизация новых сервисов и приложений, разширение и поддержка существующей инфраструктуры, Администрирование учетных записей пользователей, конфигурация <text:s/>sip телефонии, Поддержка конечных пользователей.</text:span></text:p>
      <text:p text:style-name="P14"><text:span text:style-name="T6">Технологии:</text:span></text:p>
      <text:p text:style-name="P14"><text:span text:style-name="T1">Cisco and Hewlett Packard switches, Linux (Centos: VoIP, ftp) and Windows (Windows Server 2003, 2008: Active Directory, mail server, contact center server) servers, VoIP server Asterisk and IP Phones Linksys.</text:span></text:p>
      <text:p text:style-name="P13"><text:span text:style-name="T8"/></text:p>
      <text:p text:style-name="P14"><text:span text:style-name="T6">Дополнительная информация:</text:span></text:p>
      <text:p text:style-name="P10">English level Pre-intermedi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0pt" fo:language="en" fo:country="CA" style:font-name-asian="Droid Sans Fallback" style:font-family-asian="'Droid Sans Fallback'" style:font-family-generic-asian="system" style:font-pitch-asian="variable" style:font-size-asian="10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8pt" fo:language="en" fo:country="CA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6pt" fo:language="en" fo:country="CA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left="0in" fo:margin-right="0in" fo:margin-top="0.0193in" fo:margin-bottom="0.0193in" loext:contextual-spacing="false" fo:orphans="2" fo:widows="2" fo:hyphenation-ladder-count="no-limit" fo:text-indent="0in" style:auto-text-indent="false"/>
      <style:text-properties fo:font-size="13.5pt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Заголовок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punctuation-wrap="simple" style:writing-mode="lr-tb"/>
      <style:text-properties fo:color="#000000" style:font-name="Liberation Serif2" fo:font-family="'Liberation Serif', 'Times New Roman'" style:font-family-generic="roman" style:font-pitch="variable" fo:font-size="10pt" fo:language="en" fo:country="US" style:letter-kerning="false" style:font-name-asian="AR PL UMing HK" style:font-family-asian="'AR PL UMing HK'" style:font-family-generic-asian="system" style:font-pitch-asian="variable" style:font-size-asian="10pt" style:language-asian="zh" style:country-asian="CN" style:font-name-complex="Lohit Devanagari1" style:font-family-complex="'Lohit Devanagari', 'Times New Roman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Блочная_20_цитата" style:display-name="Блочная цитата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Заголовок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4in" fo:margin-right="0.4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04:58</meta:creation-date>
    <dc:language>en-US</dc:language>
    <dc:date>2020-07-10T08:42:12.918223702</dc:date>
    <meta:editing-cycles>41</meta:editing-cycles>
    <meta:editing-duration>P1DT4H36M16S</meta:editing-duration>
    <meta:generator>LibreOffice/6.0.6.1$Linux_X86_64 LibreOffice_project/00$Build-1</meta:generator>
    <meta:document-statistic meta:table-count="0" meta:image-count="0" meta:object-count="0" meta:page-count="1" meta:paragraph-count="26" meta:word-count="306" meta:character-count="2660" meta:non-whitespace-character-count="2368"/>
  </office:meta>
</office:document-meta>
</file>